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6f3" officeooo:paragraph-rsid="000696f3"/>
    </style:style>
    <style:style style:name="P2" style:family="paragraph" style:parent-style-name="Standard">
      <style:text-properties officeooo:rsid="000727a0" officeooo:paragraph-rsid="00072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</text:p>
      <text:p text:style-name="P1">A páxina de google é simple, cun elemento central que é a barra de búsqueda, o cal chama inmediatamente a ir a ela. O resto de elementos encóntranse nas esquinas e no fondo da páxina, nun segundo plano que pode ser máis difícil de ver, e aparecen como texto en vez de iconas. Se o obxectivo é realizar unha búsqueda, é o máis sinxela posible, pero deberían resaltar máis o resto de opcións, e convertilas en iconas.</text:p>
      <text:p text:style-name="P1"/>
      <text:p text:style-name="P1">Yahoo</text:p>
      <text:p text:style-name="P1">A páxina de yahoo está absolutamente chea de elementos. A barra de búsqueda atópase nun segundo plano, sendo as noticias o maior enfoque da páxina. No borde superior existe unha barra con tópicos para filtrar as noticias e iconas para as notificacións e acceder ao email. Diría que é sinxela de empregar, pero que sóbralle contido</text:p>
      <text:p text:style-name="P1"/>
      <text:p text:style-name="P1">El País</text:p>
      <text:p text:style-name="P1">A páxina de país ten demasiado texto. Aparece unha noticia principal cunha centrada arriba á esquerda, ocupando 1/4 da páxina enteira. Pero o resto de noticias adoitan non ter imaxes na páxina principal, e a diferenciación dunha a outra é difícil debido a que só son titulares cunha breve descripción, apilados dunha maneira asimétrica.</text:p>
      <text:p text:style-name="P1">O deseño debería ter menos elementos, facelos máis grandes, chamativos e con imaxes.</text:p>
      <text:p text:style-name="P2"/>
      <text:p text:style-name="P2">Marca:</text:p>
      <text:p text:style-name="P2">A publicidade ocupa máis da metade da pantalla, sendo excesiva. Debaixo dela aparece unha pequena barra cos horarios dos partidos máis recentes, o cal está moi ben para dar un breve resume. </text:p>
      <text:p text:style-name="P2">A organización das noticias é moi clara e dintinctiva. Empregan fotos grandes, distintos cores para diferenciar o tópico do titular e un fondo que se nota pouco para separa físicamente cada artigo. </text:p>
      <text:p text:style-name="P2"/>
      <text:p text:style-name="P2">Gastesnfences</text:p>
      <text:p text:style-name="P2">A páxina ten un estilo anticuado, da primeira metade dos anos 2000. O texto é anano e non ten títulos para separar cada sección. As cores de resalte e dos hipervínculos chocan demasiado.</text:p>
      <text:p text:style-name="P2">Todo o menú atópase no lado esquerdo en caixas onde o texto pode saír para os lados, e o contraste co fondo non é bo para a lectura. As imaxes son pequenas e de moi baixa resolución, polo cal non se poden apreciar.</text:p>
      <text:p text:style-name="P2">A barra de búsqueda atópase na metade da páxina despois dun longo scroll, descentrada, imposible de encontrar e nada intuitiva. Tamén existe unha animación dunha tarxeta de cŕedito que cruza a páxina todo o tempo, sen importar o scroll. </text:p>
      <text:p text:style-name="P2">Está páxina ten a peor experiencia de usuario de tod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42:19.008477254</meta:creation-date>
    <meta:generator>LibreOffice/7.3.7.2$Linux_X86_64 LibreOffice_project/30$Build-2</meta:generator>
    <dc:date>2023-09-15T14:02:37.753193240</dc:date>
    <meta:editing-duration>PT8M43S</meta:editing-duration>
    <meta:editing-cycles>1</meta:editing-cycles>
    <meta:document-statistic meta:table-count="0" meta:image-count="0" meta:object-count="0" meta:page-count="1" meta:paragraph-count="15" meta:word-count="395" meta:character-count="2281" meta:non-whitespace-character-count="1898"/>
  </office:meta>
</office:document-meta>
</file>